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05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<text:span text:style-name="T1">asv</text:span></text:p>
      <text:p text:style-name="Standard"><text:span text:style-name="T1">old/</text:span></text:p>
      <text:p text:style-name="Standard">/<text:span text:style-name="T1">old/</text:span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3:35:04.440195282</meta:creation-date>
    <meta:generator>LibreOffice/24.2.7.2$Linux_X86_64 LibreOffice_project/420$Build-2</meta:generator>
    <dc:date>2025-08-04T13:36:45.922461155</dc:date>
    <meta:editing-duration>PT1M42S</meta:editing-duration>
    <meta:editing-cycles>1</meta:editing-cycles>
    <meta:document-statistic meta:table-count="0" meta:image-count="0" meta:object-count="0" meta:page-count="1" meta:paragraph-count="3" meta:word-count="3" meta:character-count="13" meta:non-whitespace-character-count="13"/>
  </office:meta>
</office:document-meta>
</file>